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 style:list-style-name="WWNum1">
      <style:paragraph-properties fo:margin-left="2in" fo:margin-right="0in" fo:text-indent="-0.25in" style:auto-text-indent="false"/>
    </style:style>
    <style:style style:name="P13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ei5xr8jp651y"/>Cooking gui</text:p>
      <text:p text:style-name="Standard">We are remaking the flow and the gui. There will be 3 main paths. The meater probe path, the ninja combi path and the ai recipe path. </text:p>
      <text:p text:style-name="Heading_20_2"><text:bookmark text:name="_kkbfahm7rwsi"/>Welcome screen with appliance selector.</text:p>
      <text:p text:style-name="Standard">Nice looking welcome screen where all the appliances the user has added are shown, plus a button to go to previous cooks. Clicking on an button will take you into one of the four paths. </text:p>
      <text:p text:style-name="Heading_20_3"><text:bookmark text:name="_dfmbh5th4tfb"/>Path selection</text:p>
      <text:list xml:id="list4282476040" text:style-name="WWNum2">
        <text:list-item>
          <text:p text:style-name="P1">system shows all added appliances and user clicks an appliance of choice</text:p>
          <text:list>
            <text:list-item>
              <text:p text:style-name="P5">If that is a ninja combi, the ninja combi, it goes into the ninja combi path</text:p>
            </text:list-item>
            <text:list-item>
              <text:p text:style-name="P5">If that is a meater probe, we go into the meater path</text:p>
            </text:list-item>
            <text:list-item>
              <text:p text:style-name="P5">If that is any other appliance, we go into the ai recipe builder path</text:p>
            </text:list-item>
          </text:list>
        </text:list-item>
        <text:list-item>
          <text:p text:style-name="P1">Pressing previous cooks take you to a previous cook path. </text:p>
        </text:list-item>
      </text:list>
      <text:p text:style-name="Heading_20_3"><text:bookmark text:name="_h40lntspspwb"/>Cooks</text:p>
      <text:p text:style-name="Standard">A cook kan be either of these.</text:p>
      <text:list xml:id="list2779890441" text:style-name="WWNum4">
        <text:list-item>
          <text:p text:style-name="P2">A meater only cook.</text:p>
        </text:list-item>
        <text:list-item>
          <text:p text:style-name="P2">A recipe cooks</text:p>
          <text:list>
            <text:list-item>
              <text:p text:style-name="P6">An ai recipe builder cook</text:p>
            </text:list-item>
            <text:list-item>
              <text:p text:style-name="P6">A ninja combi recipe builder or ninja recipe cook.</text:p>
            </text:list-item>
          </text:list>
        </text:list-item>
        <text:list-item>
          <text:p text:style-name="P2">Can also use a meater if it is present and recipe benefits from it</text:p>
        </text:list-item>
      </text:list>
      <text:p text:style-name="Heading_20_3"><text:bookmark text:name="_frfxafmb36n"/>Paths</text:p>
      <text:list xml:id="list1359893970" text:style-name="WWNum3">
        <text:list-item>
          <text:p text:style-name="P3">Previous cook path shows a clickable list of previous cooks sorted by latest first, showing what was cooked and what main appliance whas used.</text:p>
          <text:list>
            <text:list-item>
              <text:p text:style-name="P7">Clicking a cook in the list will show more details like how long it took and an ingredients used, and the users stars.</text:p>
            </text:list-item>
            <text:list-item>
              <text:p text:style-name="P7">Clicking a cook will restart that cook regardless of what type of cook it was.</text:p>
            </text:list-item>
          </text:list>
        </text:list-item>
        <text:list-item>
          <text:p text:style-name="P3">Ninja combi path screen is also a selector screen, it has four buttons.</text:p>
          <text:list>
            <text:list-item>
              <text:p text:style-name="P7">Go to the ninja combi recipe builder, reuse what we have now</text:p>
            </text:list-item>
            <text:list-item>
              <text:p text:style-name="P7">Go to the ninja combi recipe selector, reuse what we have now</text:p>
            </text:list-item>
            <text:list-item>
              <text:p text:style-name="P7">The ai recipe builder path that takes you to the ai recipe builder with the ninja combi as the main appliance</text:p>
            </text:list-item>
            <text:list-item>
              <text:p text:style-name="P7"><text:soft-page-break/>A recent recipe list with where only recipes with the ninja combi was selected as the main appliance.</text:p>
              <text:list>
                <text:list-item>
                  <text:p text:style-name="P9">Use same code as recent cooks path, but filtering away all non-ninja combi cooks.</text:p>
                </text:list-item>
              </text:list>
            </text:list-item>
          </text:list>
        </text:list-item>
        <text:list-item>
          <text:p text:style-name="P3">Meater probe path has two buttons.</text:p>
          <text:list>
            <text:list-item>
              <text:p text:style-name="P7">One takes you to the meater cooking mode we have today with the options to start selecting temp source and proteins. Reuse what we have now.</text:p>
            </text:list-item>
            <text:list-item>
              <text:p text:style-name="P7">The other is a recent recipe list with where only recipes with the meater probe was selected as the main appliance.</text:p>
              <text:list>
                <text:list-item>
                  <text:p text:style-name="P9">Use same code as recent cooks path, but filtering away all meater probe cooks.<text:line-break/></text:p>
                </text:list-item>
              </text:list>
            </text:list-item>
          </text:list>
        </text:list-item>
        <text:list-item>
          <text:p text:style-name="P3">Ai recipe build path screen has two buttons, it also shows what main appliance that is the selected appliance and what features that appliance has plus a list of all available secondary appliances without the feature list</text:p>
          <text:list>
            <text:list-item>
              <text:p text:style-name="P7">One takes you to the ai recipe builder with the selected appliance as the main appliance</text:p>
            </text:list-item>
            <text:list-item>
              <text:p text:style-name="P7">The other is a recent recipe list with where only recipes where the current selected appliance was selected as the main appliance is shown.</text:p>
              <text:list>
                <text:list-item>
                  <text:p text:style-name="P9">Use same code as recent cooks path, but filtering away all other cooks.</text:p>
                </text:list-item>
              </text:list>
            </text:list-item>
          </text:list>
        </text:list-item>
      </text:list>
      <text:p text:style-name="Heading_20_3"><text:bookmark text:name="_m2qhk95zjndo"/><text:line-break/>Recipe cooks</text:p>
      <text:p text:style-name="Standard">These are started from a new button in added in Ninja combi recipes and ai recipe builder recipes called “Start cooking”.</text:p>
      <text:p text:style-name="Standard"/>
      <text:p text:style-name="P11">It has:</text:p>
      <text:list xml:id="list184772330" text:style-name="WWNum1">
        <text:list-item>
          <text:p text:style-name="P4">A recipe title on top with a timer with the time passed since pressing Start cooking in the top right corner.</text:p>
        </text:list-item>
        <text:list-item>
          <text:p text:style-name="P4">Below the title close to the top, a list of ingreadents with amounts</text:p>
          <text:list>
            <text:list-item>
              <text:p text:style-name="P8">Ingredients that are used in the current guilde step are bold.</text:p>
            </text:list-item>
          </text:list>
        </text:list-item>
        <text:list-item>
          <text:p text:style-name="P4">A step by step guide guilde in the middle</text:p>
          <text:list>
            <text:list-item>
              <text:p text:style-name="P8">First guide page is a step overview with expected time of each step</text:p>
            </text:list-item>
            <text:list-item>
              <text:p text:style-name="P8">The other guilde pages are detailed guide for each step.</text:p>
              <text:list>
                <text:list-item>
                  <text:p text:style-name="P10">They can also have a start meater probe button that starts a the use of a probe with the info used at the button</text:p>
                  <text:list>
                    <text:list-item>
                      <text:p text:style-name="P12">This is not a meater probe cook, just a sub process of the recipe cook</text:p>
                    </text:list-item>
                  </text:list>
                </text:list-item>
              </text:list>
            </text:list-item>
            <text:list-item>
              <text:p text:style-name="P8">Last guide page has two 1-5 star selectors, one for how easy it was and one for how good the result was. </text:p>
            </text:list-item>
          </text:list>
        </text:list-item>
        <text:list-item>
          <text:p text:style-name="P4">At the button there is a:</text:p>
          <text:list>
            <text:list-item>
              <text:p text:style-name="P8">Back button to the left</text:p>
            </text:list-item>
            <text:list-item>
              <text:p text:style-name="P8">Meater probe info with progress, target and stop probe button in the middle</text:p>
            </text:list-item>
            <text:list-item>
              <text:p text:style-name="P8"><text:soft-page-break/>A next/finish button to the right.</text:p>
            </text:list-item>
          </text:list>
        </text:list-item>
      </text:list>
      <text:p text:style-name="Standard">One a Recipe cook is finished by pressing the finish button it is saved and can be revied or restarted from previous recip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744" meta:character-count="3787" meta:non-whitespace-character-count="3129"/>
    <meta:generator>LibreOfficeDev/6.0.5.2$Linux_X86_64 LibreOffice_project/</meta:generator>
  </office:meta>
</office:document-meta>
</file>